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198in"/>
      <style:text-properties fo:color="#cccccc" fo:background-color="#1f1f1f"/>
    </style:style>
    <style:style style:name="P3" style:family="paragraph" style:parent-style-name="Standard">
      <style:paragraph-properties style:line-height-at-least="0.198in"/>
      <style:text-properties fo:color="#569cd6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style:line-height-at-least="0.198in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b5cea8"/>
    </style:style>
    <style:style style:name="T5" style:family="text">
      <style:text-properties fo:color="#b5cea8" style:font-name="Consolas" fo:font-size="10.5pt" fo:font-weight="normal"/>
    </style:style>
    <style:style style:name="T6" style:family="text">
      <style:text-properties fo:color="#dcdcaa"/>
    </style:style>
    <style:style style:name="T7" style:family="text">
      <style:text-properties fo:color="#dcdcaa" style:font-name="Consolas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d4d4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 <text:span text:style-name="T1">DATABASE</text:span> GCDL_DB;</text:p>
      <text:p text:style-name="P4"/>
      <text:p text:style-name="P1"><text:span text:style-name="T1">USE</text:span> GCDL_DB;</text:p>
      <text:p text:style-name="P4"/>
      <text:p text:style-name="P1"><text:span text:style-name="T1">CREATE</text:span> <text:span text:style-name="T1">TABLE</text:span> BRANCHES (</text:p>
      <text:p text:style-name="P2">     <text:span text:style-name="T3">BRANCH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BRANCH_NAME </text:span><text:span text:style-name="T2">VARCHAR</text:span><text:span text:style-name="T3"> (</text:span><text:span text:style-name="T5">100</text:span><text:span text:style-name="T3">),</text:span></text:p>
      <text:p text:style-name="P2">     <text:span text:style-name="T2">LOCATION</text:span><text:span text:style-name="T3"> </text:span><text:span text:style-name="T2">VARCHAR</text:span><text:span text:style-name="T3"> (</text:span><text:span text:style-name="T5">100</text:span><text:span text:style-name="T3">)</text:span></text:p>
      <text:p text:style-name="P1">);</text:p>
      <text:p text:style-name="P4"/>
      <text:p text:style-name="P1"><text:span text:style-name="T1">USE</text:span> GCDL_DB;</text:p>
      <text:p text:style-name="P4"/>
      <text:p text:style-name="P1"><text:span text:style-name="T1">CREATE</text:span> <text:span text:style-name="T1">TABLE</text:span> USERS (</text:p>
      <text:p text:style-name="P2">     <text:span text:style-name="T7">USER_ID</text:span><text:span text:style-name="T3">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FULL_NAME </text:span><text:span text:style-name="T2">VARCHAR</text:span><text:span text:style-name="T3"> (</text:span><text:span text:style-name="T5">100</text:span><text:span text:style-name="T3">),</text:span></text:p>
      <text:p text:style-name="P2">     <text:span text:style-name="T2">ROLE</text:span><text:span text:style-name="T3"> </text:span><text:span text:style-name="T2">VARCHAR</text:span><text:span text:style-name="T3"> (</text:span><text:span text:style-name="T5">100</text:span><text:span text:style-name="T3">),</text:span></text:p>
      <text:p text:style-name="P2">     <text:span text:style-name="T3">PHONE </text:span><text:span text:style-name="T2">VARCHAR</text:span><text:span text:style-name="T3"> (</text:span><text:span text:style-name="T5">20</text:span><text:span text:style-name="T3">),</text:span></text:p>
      <text:p text:style-name="P2">     <text:span text:style-name="T3">BRANCH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BRANCH_ID) </text:span><text:span text:style-name="T2">REFERENCES</text:span><text:span text:style-name="T3"> BRANCHES (BRANCH_ID)</text:span></text:p>
      <text:p text:style-name="P1">);</text:p>
      <text:p text:style-name="P4"/>
      <text:p text:style-name="P1"><text:span text:style-name="T1">CREATE</text:span> <text:span text:style-name="T1">TABLE</text:span> PRODUCES ( </text:p>
      <text:p text:style-name="P2">     <text:span text:style-name="T3">PRODUCE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PRODUCE_NAME </text:span><text:span text:style-name="T2">VARCHAR</text:span><text:span text:style-name="T3"> (</text:span><text:span text:style-name="T5">100</text:span><text:span text:style-name="T3">),</text:span></text:p>
      <text:p text:style-name="P2">     <text:span text:style-name="T3">PRODUCE_TYPE </text:span><text:span text:style-name="T2">VARCHAR</text:span><text:span text:style-name="T3"> (</text:span><text:span text:style-name="T5">50</text:span><text:span text:style-name="T3">)</text:span></text:p>
      <text:p text:style-name="P1">);</text:p>
      <text:p text:style-name="P4"/>
      <text:p text:style-name="P1"><text:span text:style-name="T1">USE</text:span> GCDL_DB;</text:p>
      <text:p text:style-name="P1"><text:span text:style-name="T1">CREATE</text:span> <text:span text:style-name="T1">TABLE</text:span> PROCUREMENT(</text:p>
      <text:p text:style-name="P2">     <text:span text:style-name="T3">PROCUREMENT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PRODUCE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PRODUCE_ID) </text:span><text:span text:style-name="T2">REFERENCES</text:span><text:span text:style-name="T3"> PRODUCES (PRODUCE_ID),</text:span></text:p>
      <text:p text:style-name="P2">     <text:span text:style-name="T3">DEALER_NAME </text:span><text:span text:style-name="T2">VARCHAR</text:span><text:span text:style-name="T3"> (</text:span><text:span text:style-name="T5">100</text:span><text:span text:style-name="T3">),</text:span></text:p>
      <text:p text:style-name="P2">     <text:span text:style-name="T3">DEALER_CONTACT </text:span><text:span text:style-name="T2">VARCHAR</text:span><text:span text:style-name="T3"> (</text:span><text:span text:style-name="T5">20</text:span><text:span text:style-name="T3">),</text:span></text:p>
      <text:p text:style-name="P2">     <text:span text:style-name="T3">BRANCH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BRANCH_ID) </text:span><text:span text:style-name="T2">REFERENCES</text:span><text:span text:style-name="T3"> BRANCHES (BRANCH_ID),</text:span></text:p>
      <text:p text:style-name="P2">     <text:span text:style-name="T3">TONNAGE </text:span><text:span text:style-name="T2">DECIMAL</text:span><text:span text:style-name="T3"> (</text:span><text:span text:style-name="T5">10</text:span><text:span text:style-name="T3">, </text:span><text:span text:style-name="T5">2</text:span><text:span text:style-name="T3">),</text:span></text:p>
      <text:p text:style-name="P2">     <text:span text:style-name="T3">COST_PRICE </text:span><text:span text:style-name="T2">DECIMAL</text:span><text:span text:style-name="T3"> (</text:span><text:span text:style-name="T5">10</text:span><text:span text:style-name="T3">, </text:span><text:span text:style-name="T5">2</text:span><text:span text:style-name="T3">),</text:span></text:p>
      <text:p text:style-name="P2">     <text:span text:style-name="T3">SELLING_PRICE </text:span><text:span text:style-name="T2">DECIMAL</text:span><text:span text:style-name="T3"> (</text:span><text:span text:style-name="T5">10</text:span><text:span text:style-name="T3">, </text:span><text:span text:style-name="T5">2</text:span><text:span text:style-name="T3">),</text:span></text:p>
      <text:p text:style-name="P2">     <text:span text:style-name="T3">DATE_PURCHASED </text:span><text:span text:style-name="T2">TIMESTAMP</text:span><text:span text:style-name="T3"> DEFAULT </text:span><text:span text:style-name="T7">CURRENT_TIMESTAMP</text:span></text:p>
      <text:p text:style-name="P1">);</text:p>
      <text:p text:style-name="P4"/>
      <text:p text:style-name="P1"><text:span text:style-name="T1">USE</text:span> GCDL_DB;</text:p>
      <text:p text:style-name="P1"><text:span text:style-name="T1">CREATE</text:span> <text:span text:style-name="T1">TABLE</text:span> SALES (</text:p>
      <text:p text:style-name="P2">     <text:span text:style-name="T3">SALES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PRODUCE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PRODUCE_ID) </text:span><text:span text:style-name="T2">REFERENCES</text:span><text:span text:style-name="T3"> PRODUCES (PRODUCE_ID),</text:span></text:p>
      <text:p text:style-name="P2">     <text:span text:style-name="T3">BRANCH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BRANCH_ID) </text:span><text:span text:style-name="T2">REFERENCES</text:span><text:span text:style-name="T3"> BRANCHES (BRANCH_ID),</text:span></text:p>
      <text:p text:style-name="P2">     <text:span text:style-name="T3">BUYER_NAME </text:span><text:span text:style-name="T2">VARCHAR</text:span><text:span text:style-name="T3"> (</text:span><text:span text:style-name="T5">50</text:span><text:span text:style-name="T3">),</text:span></text:p>
      <text:p text:style-name="P2">     <text:span text:style-name="T3">BUYER_CONTACT </text:span><text:span text:style-name="T2">VARCHAR</text:span><text:span text:style-name="T3"> (</text:span><text:span text:style-name="T5">20</text:span><text:span text:style-name="T3">),</text:span></text:p>
      <text:p text:style-name="P2"><text:soft-page-break/>     <text:span text:style-name="T3">SALES_AGENT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SALES_AGENT_ID) </text:span><text:span text:style-name="T2">REFERENCES</text:span><text:span text:style-name="T3"> USERS (</text:span><text:span text:style-name="T7">USER_ID</text:span><text:span text:style-name="T3">),</text:span></text:p>
      <text:p text:style-name="P2">     <text:span text:style-name="T3">TONNAGE </text:span><text:span text:style-name="T2">DECIMAL</text:span><text:span text:style-name="T3"> (</text:span><text:span text:style-name="T5">10</text:span><text:span text:style-name="T3">, </text:span><text:span text:style-name="T5">2</text:span><text:span text:style-name="T3">),</text:span></text:p>
      <text:p text:style-name="P2">     <text:span text:style-name="T3">AMOUNT_PAID </text:span><text:span text:style-name="T2">DECIMAL</text:span><text:span text:style-name="T3"> (</text:span><text:span text:style-name="T5">10</text:span><text:span text:style-name="T3">,</text:span><text:span text:style-name="T5">2</text:span><text:span text:style-name="T3">),</text:span></text:p>
      <text:p text:style-name="P2">     <text:span text:style-name="T3">SALES_DATE </text:span><text:span text:style-name="T2">TIMESTAMP</text:span><text:span text:style-name="T3"> DEFAULT </text:span><text:span text:style-name="T7">CURRENT_TIMESTAMP</text:span></text:p>
      <text:p text:style-name="P1">);</text:p>
      <text:p text:style-name="P4"/>
      <text:p text:style-name="P1"><text:span text:style-name="T1">USE</text:span> GCDL_DB;</text:p>
      <text:p text:style-name="P1"><text:span text:style-name="T1">CREATE</text:span> <text:span text:style-name="T1">TABLE</text:span> CREDIT_SALES(</text:p>
      <text:p text:style-name="P2">     <text:span text:style-name="T3">CREDIT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PRODUCE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PRODUCE_ID) </text:span><text:span text:style-name="T2">REFERENCES</text:span><text:span text:style-name="T3"> PRODUCES (PRODUCE_ID),</text:span></text:p>
      <text:p text:style-name="P2">     <text:span text:style-name="T3">BRANCH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BRANCH_ID) </text:span><text:span text:style-name="T2">REFERENCES</text:span><text:span text:style-name="T3"> BRANCHES (BRANCH_ID),</text:span></text:p>
      <text:p text:style-name="P2">     <text:span text:style-name="T3">BUYER_NAME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3">BUYER_CONTACT </text:span><text:span text:style-name="T2">VARCHAR</text:span><text:span text:style-name="T3"> (</text:span><text:span text:style-name="T5">20</text:span><text:span text:style-name="T3">),</text:span></text:p>
      <text:p text:style-name="P2">     <text:span text:style-name="T3">NATIONAL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LOCATION</text:span><text:span text:style-name="T3"> </text:span><text:span text:style-name="T2">VARCHAR</text:span><text:span text:style-name="T3"> (</text:span><text:span text:style-name="T5">30</text:span><text:span text:style-name="T3">),</text:span></text:p>
      <text:p text:style-name="P2">     <text:span text:style-name="T3">AMOUNT_DUE </text:span><text:span text:style-name="T2">DECIMAL</text:span><text:span text:style-name="T3"> (</text:span><text:span text:style-name="T5">10</text:span><text:span text:style-name="T3">,</text:span><text:span text:style-name="T5">0</text:span><text:span text:style-name="T3">),</text:span></text:p>
      <text:p text:style-name="P2">     <text:span text:style-name="T3">DUE_DATE </text:span><text:span text:style-name="T2">DATE</text:span><text:span text:style-name="T3"> </text:span><text:span text:style-name="T2">NOT</text:span><text:span text:style-name="T3"> </text:span><text:span text:style-name="T2">NULL</text:span><text:span text:style-name="T3">,</text:span></text:p>
      <text:p text:style-name="P2">     <text:span text:style-name="T2">STATUS</text:span><text:span text:style-name="T3"> </text:span><text:span text:style-name="T2">VARCHAR</text:span><text:span text:style-name="T3"> (</text:span><text:span text:style-name="T5">30</text:span><text:span text:style-name="T3">),</text:span></text:p>
      <text:p text:style-name="P2">     <text:span text:style-name="T3">SALES_AGENT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SALES_AGENT_ID) </text:span><text:span text:style-name="T2">REFERENCES</text:span><text:span text:style-name="T3"> USERS (</text:span><text:span text:style-name="T7">USER_ID</text:span><text:span text:style-name="T3">)</text:span></text:p>
      <text:p text:style-name="P1">);</text:p>
      <text:p text:style-name="P4"/>
      <text:p text:style-name="P1"><text:span text:style-name="T1">CREATE</text:span> <text:span text:style-name="T1">TABLE</text:span> DEALER(</text:p>
      <text:p text:style-name="P2">     <text:span text:style-name="T3">DEALER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DEALER_CONTACT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3">DEALER_EMAIL </text:span><text:span text:style-name="T2">VARCHAR</text:span><text:span text:style-name="T3"> (</text:span><text:span text:style-name="T5">100</text:span><text:span text:style-name="T3">),</text:span></text:p>
      <text:p text:style-name="P2">     <text:span text:style-name="T2">LOCATION</text:span><text:span text:style-name="T3"> </text:span><text:span text:style-name="T2">VARCHAR</text:span><text:span text:style-name="T3"> (</text:span><text:span text:style-name="T5">50</text:span><text:span text:style-name="T3">),</text:span></text:p>
      <text:p text:style-name="P2">     <text:span text:style-name="T2">TYPE</text:span><text:span text:style-name="T3"> </text:span><text:span text:style-name="T2">VARCHAR</text:span><text:span text:style-name="T3"> (</text:span><text:span text:style-name="T5">50</text:span><text:span text:style-name="T3">),</text:span></text:p>
      <text:p text:style-name="P2">     <text:span text:style-name="T3">RATING </text:span><text:span text:style-name="T2">VARCHAR</text:span><text:span text:style-name="T3"> (</text:span><text:span text:style-name="T5">50</text:span><text:span text:style-name="T3">)</text:span></text:p>
      <text:p text:style-name="P1">);</text:p>
      <text:p text:style-name="P4"/>
      <text:p text:style-name="P1"><text:span text:style-name="T1">ALTER</text:span> <text:span text:style-name="T1">TABLE</text:span> DEALER </text:p>
      <text:p text:style-name="P1">ADD COLUMN FULL_NAME <text:span text:style-name="T1">VARCHAR</text:span> (<text:span text:style-name="T4">50</text:span>) <text:span text:style-name="T1">AFTER</text:span> DEALER_ID;</text:p>
      <text:p text:style-name="P4"/>
      <text:p text:style-name="P1"><text:span text:style-name="T1">CREATE</text:span> <text:span text:style-name="T1">TABLE</text:span> BUYER(</text:p>
      <text:p text:style-name="P2">     <text:span text:style-name="T3">BUYER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BUYER_NAME </text:span><text:span text:style-name="T2">VARCHAR</text:span><text:span text:style-name="T3"> (</text:span><text:span text:style-name="T5">50</text:span><text:span text:style-name="T3">),</text:span></text:p>
      <text:p text:style-name="P2">     <text:span text:style-name="T3">BUYER_CONTACT </text:span><text:span text:style-name="T2">VARCHAR</text:span><text:span text:style-name="T3"> (</text:span><text:span text:style-name="T5">20</text:span><text:span text:style-name="T3">),</text:span></text:p>
      <text:p text:style-name="P2">     <text:span text:style-name="T3">BUYER_EMAIL </text:span><text:span text:style-name="T2">VARCHAR</text:span><text:span text:style-name="T3"> (</text:span><text:span text:style-name="T5">100</text:span><text:span text:style-name="T3">),</text:span></text:p>
      <text:p text:style-name="P2">     <text:span text:style-name="T2">LOCATION</text:span><text:span text:style-name="T3"> </text:span><text:span text:style-name="T2">VARCHAR</text:span><text:span text:style-name="T3"> (</text:span><text:span text:style-name="T5">50</text:span><text:span text:style-name="T3">),</text:span></text:p>
      <text:p text:style-name="P2">     <text:span text:style-name="T3">TOTAL_PURCHASE </text:span><text:span text:style-name="T2">INT</text:span><text:span text:style-name="T3">,</text:span></text:p>
      <text:p text:style-name="P2">     <text:span text:style-name="T3">NATIONAL_ID </text:span><text:span text:style-name="T2">VARCHAR</text:span><text:span text:style-name="T3"> (</text:span><text:span text:style-name="T5">25</text:span><text:span text:style-name="T3">)</text:span></text:p>
      <text:p text:style-name="P1">);</text:p>
      <text:p text:style-name="P4"/>
      <text:p text:style-name="P1"><text:span text:style-name="T1">USE</text:span> GCDL_DB;</text:p>
      <text:p text:style-name="P1"><text:span text:style-name="T1">CREATE</text:span> <text:span text:style-name="T1">TABLE</text:span>  STOCK(</text:p>
      <text:p text:style-name="P2">     <text:span text:style-name="T3">STOCK_ID </text:span><text:span text:style-name="T2">VARCHAR</text:span><text:span text:style-name="T3"> (</text:span><text:span text:style-name="T5">25</text:span><text:span text:style-name="T3">) </text:span><text:span text:style-name="T2">PRIMARY</text:span><text:span text:style-name="T3"> </text:span><text:span text:style-name="T2">KEY</text:span><text:span text:style-name="T3">,</text:span></text:p>
      <text:p text:style-name="P2">     <text:span text:style-name="T3">PRODUCE_ID </text:span><text:span text:style-name="T2">VARCHAR</text:span><text:span text:style-name="T3"> (</text:span><text:span text:style-name="T5">25</text:span><text:span text:style-name="T3">),</text:span></text:p>
      <text:p text:style-name="P2"><text:soft-page-break/>     <text:span text:style-name="T2">FOREIGN KEY</text:span><text:span text:style-name="T3"> (PRODUCE_ID) </text:span><text:span text:style-name="T2">REFERENCES</text:span><text:span text:style-name="T3"> PRODUCES (PRODUCE_ID),</text:span></text:p>
      <text:p text:style-name="P2">     <text:span text:style-name="T3">BRANCH_ID </text:span><text:span text:style-name="T2">VARCHAR</text:span><text:span text:style-name="T3"> (</text:span><text:span text:style-name="T5">25</text:span><text:span text:style-name="T3">),</text:span></text:p>
      <text:p text:style-name="P2">     <text:span text:style-name="T2">FOREIGN KEY</text:span><text:span text:style-name="T3"> (BRANCH_ID) </text:span><text:span text:style-name="T2">REFERENCES</text:span><text:span text:style-name="T3"> BRANCHES (BRANCH_ID),</text:span></text:p>
      <text:p text:style-name="P2">     <text:span text:style-name="T3">QUANTITY </text:span><text:span text:style-name="T2">DECIMAL</text:span><text:span text:style-name="T3"> (</text:span><text:span text:style-name="T5">10</text:span><text:span text:style-name="T3">,</text:span><text:span text:style-name="T5">2</text:span><text:span text:style-name="T3">)</text:span></text:p>
      <text:p text:style-name="P1">);</text:p>
      <text:p text:style-name="P4"/>
      <text:p text:style-name="P1"><text:span text:style-name="T1">INSERT</text:span> <text:span text:style-name="T1">INTO</text:span> BRANCHES (BRANCH_ID, BRANCH_NAME, <text:span text:style-name="T1">LOCATION</text:span>)</text:p>
      <text:p text:style-name="P3">VALUES</text:p>
      <text:p text:style-name="P1">(<text:span text:style-name="T8">'B001'</text:span>, <text:span text:style-name="T8">'KAMPALA BRANCH'</text:span>, <text:span text:style-name="T8">'KAMAPALA'</text:span>),</text:p>
      <text:p text:style-name="P1">(<text:span text:style-name="T8">'B002'</text:span>, <text:span text:style-name="T8">'MBARARA BRANCH'</text:span>, <text:span text:style-name="T8">'MBARARA'</text:span>);</text:p>
      <text:p text:style-name="P4"/>
      <text:p text:style-name="P1"><text:span text:style-name="T1">SELECT</text:span> <text:span text:style-name="T9">*</text:span> <text:span text:style-name="T1">FROM</text:span> BRANCHES;</text:p>
      <text:p text:style-name="P5"/>
      <text:p text:style-name="P1"><text:span text:style-name="T1">USE</text:span> GCDL_DB;</text:p>
      <text:p text:style-name="P1"><text:span text:style-name="T1">INSERT</text:span> <text:span text:style-name="T1">INTO</text:span> USERS (<text:span text:style-name="T6">USER_ID</text:span>, FULL_NAME, <text:span text:style-name="T1">ROLE</text:span>, PHONE, BRANCH_ID)</text:p>
      <text:p text:style-name="P3">VALUES</text:p>
      <text:p text:style-name="P1">(<text:span text:style-name="T8">'U001'</text:span>, <text:span text:style-name="T8">'MANAGER A'</text:span>, <text:span text:style-name="T8">'MANAGER'</text:span>, <text:span text:style-name="T8">'0700111222'</text:span>, <text:span text:style-name="T8">'B001'</text:span>),</text:p>
      <text:p text:style-name="P1">(<text:span text:style-name="T8">'U002'</text:span>, <text:span text:style-name="T8">'MANAGER B'</text:span>, <text:span text:style-name="T8">'MANAGER'</text:span>, <text:span text:style-name="T8">'0700333444'</text:span>, <text:span text:style-name="T8">'B002'</text:span>),</text:p>
      <text:p text:style-name="P1">(<text:span text:style-name="T8">'U003'</text:span>, <text:span text:style-name="T8">'JOHN'</text:span>, <text:span text:style-name="T8">'SALES AGENT'</text:span>, <text:span text:style-name="T8">'0700555666'</text:span>, <text:span text:style-name="T8">'B001'</text:span>),</text:p>
      <text:p text:style-name="P1">(<text:span text:style-name="T8">'U004'</text:span>, <text:span text:style-name="T8">'SARAH'</text:span>, <text:span text:style-name="T8">'SALES AGENT'</text:span>, <text:span text:style-name="T8">'0700777888'</text:span>, <text:span text:style-name="T8">'B001'</text:span>),</text:p>
      <text:p text:style-name="P1">(<text:span text:style-name="T8">'U005'</text:span>, <text:span text:style-name="T8">'PETER'</text:span>, <text:span text:style-name="T8">'SALES AGENT'</text:span>, <text:span text:style-name="T8">'0700999000'</text:span>, <text:span text:style-name="T8">'B002'</text:span>),</text:p>
      <text:p text:style-name="P1">(<text:span text:style-name="T8">'U006'</text:span>, <text:span text:style-name="T8">'LINDA'</text:span>, <text:span text:style-name="T8">'SALES AGENT'</text:span>, <text:span text:style-name="T8">'0700123456'</text:span>, <text:span text:style-name="T8">'B002'</text:span>);</text:p>
      <text:p text:style-name="P4"/>
      <text:p text:style-name="P1"><text:span text:style-name="T1">SELECT</text:span> <text:span text:style-name="T9">*</text:span> <text:span text:style-name="T1">FROM</text:span> USERS;</text:p>
      <text:p text:style-name="P4"/>
      <text:p text:style-name="P1"><text:span text:style-name="T1">USE</text:span> GCDL_DB;</text:p>
      <text:p text:style-name="P1"><text:span text:style-name="T1">INSERT</text:span> <text:span text:style-name="T1">INTO</text:span> PRODUCES (PRODUCE_ID, PRODUCE_NAME, PRODUCE_TYPE)</text:p>
      <text:p text:style-name="P3">VALUES</text:p>
      <text:p text:style-name="P1">(<text:span text:style-name="T8">'P001'</text:span>, <text:span text:style-name="T8">'BEANS'</text:span>, <text:span text:style-name="T8">'CEREALS'</text:span>),</text:p>
      <text:p text:style-name="P1">(<text:span text:style-name="T8">'P002'</text:span>, <text:span text:style-name="T8">'GRAIN MAIZE'</text:span>, <text:span text:style-name="T8">'CEREALS'</text:span>),</text:p>
      <text:p text:style-name="P1">(<text:span text:style-name="T8">'P003'</text:span>, <text:span text:style-name="T8">'COWPEAS'</text:span>, <text:span text:style-name="T8">'CEREALS'</text:span>),</text:p>
      <text:p text:style-name="P1">(<text:span text:style-name="T8">'P004'</text:span>, <text:span text:style-name="T8">'GROUNDNUTS'</text:span>, <text:span text:style-name="T8">'CEREALS'</text:span>),</text:p>
      <text:p text:style-name="P1">(<text:span text:style-name="T8">'P005'</text:span>, <text:span text:style-name="T8">'RICE'</text:span>, <text:span text:style-name="T8">'CEREALS'</text:span>),</text:p>
      <text:p text:style-name="P1">(<text:span text:style-name="T8">'P006'</text:span>, <text:span text:style-name="T8">'SOYBEANS'</text:span>, <text:span text:style-name="T8">'CEREALS'</text:span>);</text:p>
      <text:p text:style-name="P4"/>
      <text:p text:style-name="P1"><text:span text:style-name="T1">SELECT</text:span> <text:span text:style-name="T9">*</text:span> <text:span text:style-name="T1">FROM</text:span> PRODUCES;</text:p>
      <text:p text:style-name="P4"/>
      <text:p text:style-name="P1"><text:span text:style-name="T1">USE</text:span> GCDL_DB;</text:p>
      <text:p text:style-name="P1"><text:span text:style-name="T1">INSERT</text:span> <text:span text:style-name="T1">INTO</text:span> STOCK (STOCK_ID, PRODUCE_ID, BRANCH_ID, QUANTITY)</text:p>
      <text:p text:style-name="P3">VALUES</text:p>
      <text:p text:style-name="P1">(<text:span text:style-name="T8">'S001'</text:span>, <text:span text:style-name="T8">'P001'</text:span>, <text:span text:style-name="T8">'B001'</text:span>, <text:span text:style-name="T4">2</text:span>.<text:span text:style-name="T4">0</text:span>),</text:p>
      <text:p text:style-name="P1">(<text:span text:style-name="T8">'S002'</text:span>, <text:span text:style-name="T8">'P002'</text:span>,<text:span text:style-name="T8">'B001'</text:span>, <text:span text:style-name="T4">3</text:span>.<text:span text:style-name="T4">0</text:span>),</text:p>
      <text:p text:style-name="P1">(<text:span text:style-name="T8">'S003'</text:span>, <text:span text:style-name="T8">'P003'</text:span>, <text:span text:style-name="T8">'B001'</text:span>,<text:span text:style-name="T4">1</text:span>.<text:span text:style-name="T4">5</text:span>),</text:p>
      <text:p text:style-name="P1">(<text:span text:style-name="T8">'S004'</text:span>, <text:span text:style-name="T8">'P004'</text:span>,<text:span text:style-name="T8">'B001'</text:span>, <text:span text:style-name="T4">2</text:span>.<text:span text:style-name="T4">0</text:span>),</text:p>
      <text:p text:style-name="P1">(<text:span text:style-name="T8">'S005'</text:span>, <text:span text:style-name="T8">'P005'</text:span>,<text:span text:style-name="T8">'B001'</text:span>, <text:span text:style-name="T4">3</text:span>.<text:span text:style-name="T4">7</text:span>),</text:p>
      <text:p text:style-name="P1">(<text:span text:style-name="T8">'S006'</text:span>, <text:span text:style-name="T8">'P006'</text:span>,<text:span text:style-name="T8">'B001'</text:span>,  <text:span text:style-name="T4">1</text:span>.<text:span text:style-name="T4">5</text:span>),</text:p>
      <text:p text:style-name="P1">(<text:span text:style-name="T8">'S007'</text:span>, <text:span text:style-name="T8">'P001'</text:span>,<text:span text:style-name="T8">'B002'</text:span>, <text:span text:style-name="T4">4</text:span>.<text:span text:style-name="T4">5</text:span>),</text:p>
      <text:p text:style-name="P1">(<text:span text:style-name="T8">'S008'</text:span>, <text:span text:style-name="T8">'P002'</text:span>,<text:span text:style-name="T8">'B002'</text:span>, <text:span text:style-name="T4">3</text:span>.<text:span text:style-name="T4">6</text:span>),</text:p>
      <text:p text:style-name="P1">(<text:span text:style-name="T8">'S009'</text:span>, <text:span text:style-name="T8">'P003'</text:span>,<text:span text:style-name="T8">'B002'</text:span>, <text:span text:style-name="T4">1</text:span>.<text:span text:style-name="T4">8</text:span>),</text:p>
      <text:p text:style-name="P1">(<text:span text:style-name="T8">'S0010'</text:span>, <text:span text:style-name="T8">'P004'</text:span>,<text:span text:style-name="T8">'B002'</text:span>, <text:span text:style-name="T4">3</text:span>.<text:span text:style-name="T4">5</text:span>),</text:p>
      <text:p text:style-name="P1"><text:soft-page-break/>(<text:span text:style-name="T8">'S0011'</text:span>, <text:span text:style-name="T8">'P005'</text:span>,<text:span text:style-name="T8">'B002'</text:span>, <text:span text:style-name="T4">4</text:span>.<text:span text:style-name="T4">5</text:span>),</text:p>
      <text:p text:style-name="P1">(<text:span text:style-name="T8">'S0012'</text:span>, <text:span text:style-name="T8">'P006'</text:span>,<text:span text:style-name="T8">'B002'</text:span>, <text:span text:style-name="T4">3</text:span>.<text:span text:style-name="T4">0</text:span>); </text:p>
      <text:p text:style-name="P4"/>
      <text:p text:style-name="P1"><text:span text:style-name="T1">SELECT</text:span> <text:span text:style-name="T9">*</text:span> <text:span text:style-name="T1">FROM</text:span> STOCK;</text:p>
      <text:p text:style-name="P4"/>
      <text:p text:style-name="P1"><text:span text:style-name="T1">INSERT</text:span> <text:span text:style-name="T1">INTO</text:span> PROCUREMENT(PROCUREMENT_ID,  PRODUCE_ID, DEALER_NAME, DEALER_CONTACT,BRANCH_ID, TONNAGE, COST_PRICE, SELLING_PRICE, DATE_PURCHASED, TOTAL_PRICE)</text:p>
      <text:p text:style-name="P1"><text:span text:style-name="T1">VALUES</text:span> </text:p>
      <text:p text:style-name="P1">(<text:span text:style-name="T8">'PR001'</text:span>,<text:span text:style-name="T8">'P001'</text:span>,<text:span text:style-name="T8">'KATO FARMERS'</text:span>,<text:span text:style-name="T8">'0772345678'</text:span>,<text:span text:style-name="T8">'B001'</text:span>,<text:span text:style-name="T4">3</text:span>.<text:span text:style-name="T4">50</text:span>,<text:span text:style-name="T4">1950000</text:span>,<text:span text:style-name="T4">2200000</text:span>,<text:span text:style-name="T8">'2025-11-05'</text:span>,(<text:span text:style-name="T4">3</text:span>.<text:span text:style-name="T4">50</text:span><text:span text:style-name="T9">*</text:span><text:span text:style-name="T4">1950000</text:span>)),</text:p>
      <text:p text:style-name="P1">(<text:span text:style-name="T8">'PR002'</text:span>,<text:span text:style-name="T8">'P002'</text:span>,<text:span text:style-name="T8">'AGRO GROWERS LTD'</text:span>,<text:span text:style-name="T8">'0789987654'</text:span>,<text:span text:style-name="T8">'B001'</text:span>,<text:span text:style-name="T4">5</text:span>.<text:span text:style-name="T4">00</text:span>,<text:span text:style-name="T4">1100000</text:span>,<text:span text:style-name="T4">400000</text:span>,<text:span text:style-name="T8">'2025-05-25'</text:span>,(<text:span text:style-name="T4">5</text:span>.<text:span text:style-name="T4">00</text:span><text:span text:style-name="T9">*</text:span><text:span text:style-name="T4">1100000</text:span>)),</text:p>
      <text:p text:style-name="P1">(<text:span text:style-name="T8">'PR003'</text:span>,<text:span text:style-name="T8">'P003'</text:span>,<text:span text:style-name="T8">'NAKASEKE COPERATIVE'</text:span>,<text:span text:style-name="T8">'0753348921'</text:span>,<text:span text:style-name="T8">'B001'</text:span>,<text:span text:style-name="T4">2</text:span>.<text:span text:style-name="T4">80</text:span>,<text:span text:style-name="T4">2100000</text:span>,<text:span text:style-name="T4">240000</text:span>,<text:span text:style-name="T8">'2025-05-28'</text:span>,(<text:span text:style-name="T4">2</text:span>.<text:span text:style-name="T4">80</text:span><text:span text:style-name="T9">*</text:span><text:span text:style-name="T4">2100000</text:span>)),</text:p>
      <text:p text:style-name="P1">(<text:span text:style-name="T8">'PR004'</text:span>,<text:span text:style-name="T8">'P004'</text:span>,<text:span text:style-name="T8">'MASSINDI RICE MILLERS'</text:span>,<text:span text:style-name="T8">'0701432256'</text:span>,<text:span text:style-name="T8">'B001'</text:span>,<text:span text:style-name="T4">4</text:span>.<text:span text:style-name="T4">20</text:span>,<text:span text:style-name="T4">2600000</text:span>,<text:span text:style-name="T4">3000000</text:span>,<text:span text:style-name="T8">'2025-05-31'</text:span>,(<text:span text:style-name="T4">4</text:span>.<text:span text:style-name="T4">20</text:span><text:span text:style-name="T9">*</text:span><text:span text:style-name="T4">2600000</text:span>)),</text:p>
      <text:p text:style-name="P1">(<text:span text:style-name="T8">'PR005'</text:span>,<text:span text:style-name="T8">'P005'</text:span>,<text:span text:style-name="T8">'NYAKAHAMA DEALERS'</text:span>,<text:span text:style-name="T8">'0712547812'</text:span>,<text:span text:style-name="T8">'B002'</text:span>,<text:span text:style-name="T4">3</text:span>.<text:span text:style-name="T4">00</text:span>,<text:span text:style-name="T4">2700000</text:span>,<text:span text:style-name="T4">320000</text:span>,<text:span text:style-name="T8">'2025-06-16'</text:span>,(<text:span text:style-name="T4">3</text:span>.<text:span text:style-name="T4">00</text:span><text:span text:style-name="T9">*</text:span><text:span text:style-name="T4">2700000</text:span>)),</text:p>
      <text:p text:style-name="P1">(<text:span text:style-name="T8">'PR006'</text:span>,<text:span text:style-name="T8">'P006'</text:span>,<text:span text:style-name="T8">'WESTERN AGRO SUPPLIERS'</text:span>,<text:span text:style-name="T8">'078112233'</text:span>,<text:span text:style-name="T8">'B002'</text:span>,<text:span text:style-name="T4">6</text:span>.<text:span text:style-name="T4">00</text:span>,<text:span text:style-name="T4">1000000</text:span>,<text:span text:style-name="T4">350000</text:span>,<text:span text:style-name="T8">'2025-06-23'</text:span>,(<text:span text:style-name="T4">6</text:span>.<text:span text:style-name="T4">00</text:span><text:span text:style-name="T9">*</text:span><text:span text:style-name="T4">1000000</text:span>)),</text:p>
      <text:p text:style-name="P1">(<text:span text:style-name="T8">'PR007'</text:span>,<text:span text:style-name="T8">'P001'</text:span>,<text:span text:style-name="T8">'KABALE HIGHLAND FARMERS'</text:span>,<text:span text:style-name="T8">'0757824338'</text:span>,<text:span text:style-name="T8">'B002'</text:span>,<text:span text:style-name="T4">4</text:span>.<text:span text:style-name="T4">50</text:span>,<text:span text:style-name="T4">1850000</text:span>,<text:span text:style-name="T4">2150000</text:span>,<text:span text:style-name="T8">'2025-06-27'</text:span>,(<text:span text:style-name="T4">4</text:span>.<text:span text:style-name="T4">50</text:span><text:span text:style-name="T9">*</text:span><text:span text:style-name="T4">1850000</text:span>)),</text:p>
      <text:p text:style-name="P1">(<text:span text:style-name="T8">'PR008'</text:span>,<text:span text:style-name="T8">'P002'</text:span>,<text:span text:style-name="T8">'RWENZORI RICE SUPPLIERS'</text:span>,<text:span text:style-name="T8">'07381587879'</text:span>,<text:span text:style-name="T8">'B002'</text:span>,<text:span text:style-name="T4">3</text:span>.<text:span text:style-name="T4">30</text:span>,<text:span text:style-name="T4">2550000</text:span>,<text:span text:style-name="T4">2950000</text:span>,<text:span text:style-name="T8">'2025-07-11'</text:span>,(<text:span text:style-name="T4">3</text:span>.<text:span text:style-name="T4">30</text:span><text:span text:style-name="T9">*</text:span><text:span text:style-name="T4">2550000</text:span>));</text:p>
      <text:p text:style-name="P4"/>
      <text:p text:style-name="P1"><text:span text:style-name="T1">USE</text:span> GCDL_DB;</text:p>
      <text:p text:style-name="P1"><text:span text:style-name="T1">ALTER</text:span> <text:span text:style-name="T1">TABLE</text:span> PROCUREMENT </text:p>
      <text:p text:style-name="P1">ADD COLUMN TOTAL_PRICE <text:span text:style-name="T1">INT</text:span>;</text:p>
      <text:p text:style-name="P4"/>
      <text:p text:style-name="P1"><text:span text:style-name="T1">SELECT</text:span> <text:span text:style-name="T9">*</text:span> <text:span text:style-name="T1">FROM</text:span> PROCUREMENT;</text:p>
      <text:p text:style-name="P4"/>
      <text:p text:style-name="P1"><text:span text:style-name="T1">USE</text:span> GCDL_DB;</text:p>
      <text:p text:style-name="P1"><text:span text:style-name="T1">INSERT</text:span> <text:span text:style-name="T1">INTO</text:span> SALES(  SALES_ID,PRODUCE_ID,BRANCH_ID,BUYER_NAME,BUYER_CONTACT,SALES_AGENT_ID,TONNAGE,AMOUNT_PAID,SALES_DATE)</text:p>
      <text:p text:style-name="P3">VALUES</text:p>
      <text:p text:style-name="P1">(<text:span text:style-name="T8">'SA001'</text:span>,<text:span text:style-name="T8">'P001'</text:span>,<text:span text:style-name="T8">'B001'</text:span>,<text:span text:style-name="T8">'EMMA STEVEN'</text:span>,<text:span text:style-name="T8">'0750112233'</text:span>,<text:span text:style-name="T8">'U003'</text:span>,<text:span text:style-name="T4">2</text:span>.<text:span text:style-name="T4">5</text:span>,<text:span text:style-name="T4">6000000</text:span>,<text:span text:style-name="T8">'2025-05-28'</text:span>),</text:p>
      <text:p text:style-name="P1">(<text:span text:style-name="T8">'SA002'</text:span>,<text:span text:style-name="T8">'P002'</text:span>,<text:span text:style-name="T8">'B002'</text:span>,<text:span text:style-name="T8">'DENNIS WILLIAM'</text:span>,<text:span text:style-name="T8">'0788991122'</text:span>,<text:span text:style-name="T8">'U004'</text:span>,<text:span text:style-name="T4">1</text:span>.<text:span text:style-name="T4">8</text:span>,<text:span text:style-name="T4">450000</text:span>,<text:span text:style-name="T8">'2025-05-25'</text:span>),</text:p>
      <text:p text:style-name="P1">(<text:span text:style-name="T8">'SA003'</text:span>,<text:span text:style-name="T8">'P003'</text:span>,<text:span text:style-name="T8">'B002'</text:span>,<text:span text:style-name="T8">'KIRABO RONALD'</text:span>,<text:span text:style-name="T8">'0773435566'</text:span>,<text:span text:style-name="T8">'U005'</text:span>,<text:span text:style-name="T4">3</text:span>.<text:span text:style-name="T4">0</text:span>,<text:span text:style-name="T4">900000</text:span>,<text:span text:style-name="T8">'2025-06-16'</text:span>),</text:p>
      <text:p text:style-name="P1">(<text:span text:style-name="T8">'SA004'</text:span>,<text:span text:style-name="T8">'P001'</text:span>,<text:span text:style-name="T8">'B001'</text:span>,<text:span text:style-name="T8">'ARIAL JULIETTE'</text:span>,<text:span text:style-name="T8">'0700667788'</text:span>,<text:span text:style-name="T8">'U003'</text:span>,<text:span text:style-name="T4">1</text:span>.<text:span text:style-name="T4">2</text:span>,<text:span text:style-name="T4">290000</text:span>,<text:span text:style-name="T8">'2025-05-31'</text:span>),</text:p>
      <text:p text:style-name="P1">(<text:span text:style-name="T8">'SA005'</text:span>,<text:span text:style-name="T8">'P002'</text:span>,<text:span text:style-name="T8">'B001'</text:span>,<text:span text:style-name="T8">'NINSIIMA MARTHA'</text:span>,<text:span text:style-name="T8">'0700556677'</text:span>,<text:span text:style-name="T8">'U004'</text:span>,<text:span text:style-name="T4">4</text:span>.<text:span text:style-name="T4">0</text:span>,<text:span text:style-name="T4">980000</text:span>,<text:span text:style-name="T8">'2025-07-11'</text:span>);</text:p>
      <text:p text:style-name="P4"/>
      <text:p text:style-name="P1"><text:span text:style-name="T1">SELECT</text:span> <text:span text:style-name="T9">*</text:span> <text:span text:style-name="T1">FROM</text:span> SALES;</text:p>
      <text:p text:style-name="P4"/>
      <text:p text:style-name="P1"><text:span text:style-name="T1">USE</text:span> GCDL_DB;</text:p>
      <text:p text:style-name="P1"><text:span text:style-name="T1">INSERT</text:span> <text:span text:style-name="T1">INTO</text:span> <text:soft-page-break/>CREDIT_SALES( CREDIT_ID,PRODUCE_ID,BRANCH_ID,BUYER_NAME,BUYER_CONTACT,NATIONAL_ID,<text:span text:style-name="T1">LOCATION</text:span>,AMOUNT_DUE,DUE_DATE,<text:span text:style-name="T1">STATUS</text:span>,SALES_AGENT_ID)</text:p>
      <text:p text:style-name="P3">VALUES</text:p>
      <text:p text:style-name="P1">(<text:span text:style-name="T8">'CS001'</text:span>,<text:span text:style-name="T8">'P001'</text:span>,<text:span text:style-name="T8">'B001'</text:span>,<text:span text:style-name="T8">'EMMA STEVEN'</text:span>,<text:span text:style-name="T8">'0750112233'</text:span>,<text:span text:style-name="T8">'CF12345678'</text:span>,<text:span text:style-name="T8">'KAMPALA'</text:span>,<text:span text:style-name="T4">3200000</text:span>,<text:span text:style-name="T8">'2025-12-10'</text:span>,<text:span text:style-name="T8">'PENDING'</text:span>,<text:span text:style-name="T8">'U003'</text:span>),</text:p>
      <text:p text:style-name="P1">(<text:span text:style-name="T8">'CS002'</text:span>,<text:span text:style-name="T8">'P003'</text:span>,<text:span text:style-name="T8">'B001'</text:span>,<text:span text:style-name="T8">'DENNIS WILLIAM'</text:span>,<text:span text:style-name="T8">'0788991122'</text:span>,<text:span text:style-name="T8">'CF87654321'</text:span>,<text:span text:style-name="T8">'MUKONO'</text:span>,<text:span text:style-name="T4">450000</text:span>,<text:span text:style-name="T8">'2025-12-15'</text:span>,<text:span text:style-name="T8">'PENDING'</text:span>,<text:span text:style-name="T8">'U003'</text:span>),</text:p>
      <text:p text:style-name="P1">(<text:span text:style-name="T8">'CS003'</text:span>,<text:span text:style-name="T8">'P001'</text:span>,<text:span text:style-name="T8">'B002'</text:span>,<text:span text:style-name="T8">'KIRABO RONALD'</text:span>,<text:span text:style-name="T8">'0773435566'</text:span>,<text:span text:style-name="T8">'CF555544332'</text:span>,<text:span text:style-name="T8">'ENTEBBE'</text:span>,<text:span text:style-name="T4">2100000</text:span>,<text:span text:style-name="T8">'2025-12-12'</text:span>,<text:span text:style-name="T8">'PENDING'</text:span>,<text:span text:style-name="T8">'U004'</text:span>),</text:p>
      <text:p text:style-name="P1">(<text:span text:style-name="T8">'CS004'</text:span>,<text:span text:style-name="T8">'P002'</text:span>,<text:span text:style-name="T8">'B002'</text:span>,<text:span text:style-name="T8">'ARIAL JULIETTE'</text:span>,<text:span text:style-name="T8">'0700667788'</text:span>,<text:span text:style-name="T8">'CF44553322'</text:span>,<text:span text:style-name="T8">'MENGO'</text:span>,<text:span text:style-name="T4">6900000</text:span>,<text:span text:style-name="T8">'2025-12-12'</text:span>,<text:span text:style-name="T8">'PENDING'</text:span>,<text:span text:style-name="T8">'U005'</text:span>),</text:p>
      <text:p text:style-name="P1">(<text:span text:style-name="T8">'CS005'</text:span>,<text:span text:style-name="T8">'P003'</text:span>,<text:span text:style-name="T8">'B001'</text:span>,<text:span text:style-name="T8">'NINSIIMA MARTHA'</text:span>,<text:span text:style-name="T8">'0700556677'</text:span>,<text:span text:style-name="T8">'CF99887766'</text:span>,<text:span text:style-name="T8">'MBARARA'</text:span>,<text:span text:style-name="T4">5000000</text:span>,<text:span text:style-name="T8">'2025-12-18'</text:span>,<text:span text:style-name="T8">'PENDING'</text:span>,<text:span text:style-name="T8">'U004'</text:span>);</text:p>
      <text:p text:style-name="P4"/>
      <text:p text:style-name="P1"><text:span text:style-name="T1">SELECT</text:span> <text:span text:style-name="T9">*</text:span> <text:span text:style-name="T1">FROM</text:span> CREDIT_SALES;</text:p>
      <text:p text:style-name="P4"/>
      <text:p text:style-name="P1"><text:span text:style-name="T1">INSERT</text:span> <text:span text:style-name="T1">INTO</text:span> BUYER(BUYER_ID,BUYER_NAME,BUYER_CONTACT,BUYER_EMAIL,<text:span text:style-name="T1">LOCATION</text:span>,TOTAL_PURCHASE,NATIONAL_ID)</text:p>
      <text:p text:style-name="P3">VALUES</text:p>
      <text:p text:style-name="P1">(<text:span text:style-name="T8">'BI001'</text:span>,<text:span text:style-name="T8">'EMMA STEVEN'</text:span>,<text:span text:style-name="T8">'0750112233'</text:span>,<text:span text:style-name="T8">'emmason@gmail.com'</text:span>,<text:span text:style-name="T8">'KAMPALA'</text:span>,<text:span text:style-name="T4">5000000</text:span>,<text:span text:style-name="T8">'CF12345678'</text:span>),</text:p>
      <text:p text:style-name="P1">(<text:span text:style-name="T8">'BI002'</text:span>,<text:span text:style-name="T8">'DENNIS WILLIAM'</text:span>,<text:span text:style-name="T8">'0788991122'</text:span>,<text:span text:style-name="T8">'denniswilliam3@gmail.com'</text:span>,<text:span text:style-name="T8">'MUKONO'</text:span>,<text:span text:style-name="T4">2400000</text:span>,<text:span text:style-name="T8">'CF87654321'</text:span>),</text:p>
      <text:p text:style-name="P1">(<text:span text:style-name="T8">'BI003'</text:span>,<text:span text:style-name="T8">'KIRABO RONALD'</text:span>,<text:span text:style-name="T8">'077345566'</text:span>,<text:span text:style-name="T8">'kiraboronald@gmail.com'</text:span>,<text:span text:style-name="T8">'ENTEBBE'</text:span>,<text:span text:style-name="T4">1500000</text:span>,<text:span text:style-name="T8">'CF555544332'</text:span>),</text:p>
      <text:p text:style-name="P1">(<text:span text:style-name="T8">'BI004'</text:span>,<text:span text:style-name="T8">'ARIAL JULIETTE'</text:span>,<text:span text:style-name="T8">'0700667788'</text:span>,<text:span text:style-name="T8">'arialjuliette@gmail.com'</text:span>,<text:span text:style-name="T8">'MENGO'</text:span>,<text:span text:style-name="T4">7000000</text:span>,<text:span text:style-name="T8">'CF44553322'</text:span>),</text:p>
      <text:p text:style-name="P1">(<text:span text:style-name="T8">'BI005'</text:span>,<text:span text:style-name="T8">'NINSIIMA MARTHA'</text:span>,<text:span text:style-name="T8">'0700556677'</text:span>,<text:span text:style-name="T8">'ninsiimartha@gmail.com'</text:span>,<text:span text:style-name="T8">'MBARARA'</text:span>,<text:span text:style-name="T4">6100000</text:span>,<text:span text:style-name="T8">'CF99887766'</text:span>);</text:p>
      <text:p text:style-name="P4"/>
      <text:p text:style-name="P1"><text:span text:style-name="T1">SELECT</text:span> <text:span text:style-name="T9">*</text:span> <text:span text:style-name="T1">FROM</text:span> BUYER;</text:p>
      <text:p text:style-name="P4"/>
      <text:p text:style-name="P1"><text:span text:style-name="T1">INSERT</text:span> <text:span text:style-name="T1">INTO</text:span> DEALER(DEALER_ID,FULL_NAME,DEALER_CONTACT,DEALER_EMAIL,<text:span text:style-name="T1">LOCATION</text:span>,<text:span text:style-name="T1">TYPE</text:span>,RATING)</text:p>
      <text:p text:style-name="P3">VALUES</text:p>
      <text:p text:style-name="P1">(<text:span text:style-name="T8">'D001'</text:span>,<text:span text:style-name="T8">'KATO FARMERS'</text:span>,<text:span text:style-name="T8">'0772345678'</text:span>,<text:span text:style-name="T8">'katofarmers@gmail.com'</text:span>,<text:span text:style-name="T8">'MAGANJO'</text:span>,<text:span text:style-name="T8">'FARM SUPPLIER'</text:span>,<text:span text:style-name="T8">'4'</text:span>),</text:p>
      <text:p text:style-name="P1">(<text:span text:style-name="T8">'D002'</text:span>,<text:span text:style-name="T8">'AGRO GROWERS LTD'</text:span>,<text:span text:style-name="T8">'0789987654'</text:span>,<text:span text:style-name="T8">'agrogrowers@gmail.com'</text:span>,<text:span text:style-name="T8">'MATUGGA'</text:span>,<text:span text:style-name="T8">'COMPANY SUPPLIER'</text:span>,<text:span text:style-name="T8">'5'</text:span>),</text:p>
      <text:p text:style-name="P1">(<text:span text:style-name="T8">'D003'</text:span>,<text:span text:style-name="T8">'NAKASEKE COPERATIVE'</text:span>,<text:span text:style-name="T8">'0753348921'</text:span>,<text:span text:style-name="T8">'nakasekecoperative@gmail.com'</text:span>,<text:span text:style-name="T8">'NAKASEKE'</text:span>,<text:span text:style-name="T8">'COPERATIVE'</text:span>,<text:span text:style-name="T8">'4'</text:span>),</text:p>
      <text:p text:style-name="P1">(<text:span text:style-name="T8">'D004'</text:span>,<text:span text:style-name="T8">'MASSINDI RICE MILLERS'</text:span>,<text:span text:style-name="T8">'0701432256'</text:span>,<text:span text:style-name="T8">'massindimillers@gmail.com'</text:span>,<text:span text:style-name="T8">'MASSINDI'</text:span>,<text:span text:style-name="T8">'RICE MILLERS'</text:span>,<text:span text:style-name="T8">'3'</text:span>),</text:p>
      <text:p text:style-name="P1">(<text:span text:style-name="T8">'D005'</text:span>,<text:span text:style-name="T8">'NYAKAHAM DEALERS'</text:span>,<text:span text:style-name="T8">'0712547812'</text:span>,<text:span text:style-name="T8">'nyakahamadeals@gmail.com'</text:span>,<text:span text:style-name="T8">'MBARARA'</text:span>,<text:span text:style-name="T8">'BUSINESS DEALERS'</text:span>,<text:span text:style-name="T8">'4'</text:span>),</text:p>
      <text:p text:style-name="P1">(<text:span text:style-name="T8">'D006'</text:span>,<text:span text:style-name="T8">'WESTERN AGRO SUPPLIERS'</text:span>,<text:span text:style-name="T8">'078112233'</text:span>,<text:span text:style-name="T8">'westernsuppliers@gmail.com'</text:span>,<text:span text:style-name="T8">'FORT PORTAL'</text:span>,<text:span text:style-name="T8">'AGRO SUPPLIERS'</text:span>,<text:span text:style-name="T8">'5'</text:span>),</text:p>
      <text:p text:style-name="P1">(<text:span text:style-name="T8">'D007'</text:span>,<text:span text:style-name="T8">'KABALE HIGHLAND </text:span><text:soft-page-break/><text:span text:style-name="T8">FARMERS'</text:span>,<text:span text:style-name="T8">'00757824338'</text:span>,<text:span text:style-name="T8">'kabalefarmers@gmail.com'</text:span>,<text:span text:style-name="T8">'KABALE'</text:span>,<text:span text:style-name="T8">'FARMERS'</text:span>,<text:span text:style-name="T8">'4'</text:span>),</text:p>
      <text:p text:style-name="P1">(<text:span text:style-name="T8">'D008'</text:span>,<text:span text:style-name="T8">'RWENZORI RICE SUPLIERS'</text:span>,<text:span text:style-name="T8">'07381587879'</text:span>,<text:span text:style-name="T8">'rwenzorisuppliers@gmail.com'</text:span>,<text:span text:style-name="T8">'KASESE'</text:span>,<text:span text:style-name="T8">'RICE SUPPLIERS'</text:span>,<text:span text:style-name="T8">'3'</text:span>);</text:p>
      <text:p text:style-name="P4"/>
      <text:p text:style-name="P1"><text:span text:style-name="T1">SELECT</text:span> <text:span text:style-name="T9">*</text:span> <text:span text:style-name="T1">FROM</text:span> DEALER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9S</meta:editing-duration>
    <meta:editing-cycles>3</meta:editing-cycles>
    <meta:generator>OpenOffice/4.1.15$Win32 OpenOffice.org_project/4115m2$Build-9813</meta:generator>
    <dc:date>2025-11-11T07:50:11.73</dc:date>
    <dc:creator>NAPASIRI JULIETH</dc:creator>
    <meta:document-statistic meta:table-count="0" meta:image-count="0" meta:object-count="0" meta:page-count="6" meta:paragraph-count="187" meta:word-count="621" meta:character-count="8180"/>
    <meta:user-defined meta:name="Info 1"/>
    <meta:user-defined meta:name="Info 2"/>
    <meta:user-defined meta:name="Info 3"/>
    <meta:user-defined meta:name="Info 4"/>
  </office:meta>
</office:document-meta>
</file>